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da" svg:font-family="Mada"/>
    <style:font-face style:name="Mada1" svg:font-family="Mada" style:font-family-generic="system" style:font-pitch="variable"/>
    <style:font-face style:name="Noto Sans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left" style:justify-single-word="false" style:writing-mode="lr-tb"/>
      <style:text-properties style:font-name="Noto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ị̱̋ ị̱̋ ị̱̋ ị̱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da" svg:font-family="Mada"/>
    <style:font-face style:name="Mada1" svg:font-family="Mada" style:font-family-generic="system" style:font-pitch="variable"/>
    <style:font-face style:name="Noto Sans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right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da1" style:font-size-complex="12pt" style:language-complex="ar" style:country-complex="EG"/>
    </style:default-style>
    <style:default-style style:family="paragraph">
      <style:paragraph-properties fo:text-align="right" style:justify-single-word="false"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d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 loext:hyphenation-compound-remain-char-count="2" loext:hyphenation-compound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righ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1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da" style:font-family-complex="Mad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da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" style:font-family-complex="Mad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ext-properties/>
    </style:style>
    <style:style style:name="Default_20_Style.2" style:display-name="Default Style.2" style:family="table-cell">
      <style:text-properties/>
    </style:style>
    <style:style style:name="Default_20_Style.3" style:display-name="Default Style.3" style:family="table-cell">
      <style:text-properties/>
    </style:style>
    <style:style style:name="Default_20_Style.4" style:display-name="Default Style.4" style:family="table-cell">
      <style:text-properties/>
    </style:style>
    <style:style style:name="Default_20_Style.5" style:display-name="Default Style.5" style:family="table-cell">
      <style:table-cell-properties fo:border-left="0.51pt solid #000000" fo:border-right="0.51pt solid #000000" fo:border-top="0.51pt solid #000000" fo:border-bottom="0.51pt solid #000000" fo:padding="0.102cm" fo:padding-left="0.102cm" fo:padding-right="0.102cm" fo:padding-top="0.102cm" fo:padding-bottom="0.102cm"/>
      <style:text-properties/>
    </style:style>
    <style:style style:name="Default_20_Style.6" style:display-name="Default Style.6" style:family="table-cell">
      <style:text-properties/>
    </style:style>
    <style:style style:name="Default_20_Style.7" style:display-name="Default Style.7" style:family="table-cell">
      <style:text-properties/>
    </style:style>
    <style:style style:name="Default_20_Style.8" style:display-name="Default Style.8" style:family="table-cell">
      <style:text-properties/>
    </style:style>
    <style:style style:name="Default_20_Style.9" style:display-name="Default Style.9" style:family="table-cell">
      <style:text-properties/>
    </style:style>
    <style:style style:name="Default_20_Style.10" style:display-name="Default Style.10" style:family="table-cell">
      <style:text-properties/>
    </style:style>
    <style:style style:name="Default_20_Style.11" style:display-name="Default Style.11" style:family="table-cell">
      <style:text-properties/>
    </style:style>
    <style:style style:name="Default_20_Style.12" style:display-name="Default Style.12" style:family="table-cell">
      <style:text-properties/>
    </style:style>
    <style:style style:name="Default_20_Style.13" style:display-name="Default Style.13" style:family="table-cell">
      <style:text-properties/>
    </style:style>
    <style:style style:name="Default_20_Style.14" style:display-name="Default Style.14" style:family="table-cell">
      <style:text-properties/>
    </style:style>
    <style:style style:name="Default_20_Style.15" style:display-name="Default Style.15" style:family="table-cell">
      <style:text-properties/>
    </style:style>
    <style:style style:name="Default_20_Style.16" style:display-name="Default Style.16" style:family="table-cell">
      <style:text-properties/>
    </style:style>
    <style:style style:name="Academic.1" style:family="table-cell" style:parent-style-name="Default_20_Style.1">
      <style:table-cell-properties fo:border-top="0.74pt solid #000000" fo:border-bottom="0.74pt solid #000000"/>
      <style:text-properties/>
    </style:style>
    <style:style style:name="Academic.2" style:family="table-cell" style:parent-style-name="Default_20_Style.2">
      <style:table-cell-properties fo:border-bottom="0.74pt solid #000000"/>
      <style:text-properties/>
    </style:style>
    <style:style style:name="Academic.3" style:family="table-cell" style:parent-style-name="Default_20_Style.3">
      <style:text-properties/>
    </style:style>
    <style:style style:name="Academic.4" style:family="table-cell" style:parent-style-name="Default_20_Style.4">
      <style:text-properties/>
    </style:style>
    <style:style style:name="Academic.5" style:family="table-cell" style:parent-style-name="Default_20_Style.5">
      <style:text-properties/>
    </style:style>
    <style:style style:name="Academic.6" style:family="table-cell" style:parent-style-name="Default_20_Style.6">
      <style:text-properties/>
    </style:style>
    <style:style style:name="Academic.7" style:family="table-cell" style:parent-style-name="Default_20_Style.7">
      <style:text-properties/>
    </style:style>
    <style:style style:name="Academic.8" style:family="table-cell" style:parent-style-name="Default_20_Style.8">
      <style:text-properties/>
    </style:style>
    <style:style style:name="Academic.9" style:family="table-cell" style:parent-style-name="Default_20_Style.9">
      <style:text-properties/>
    </style:style>
    <style:style style:name="Academic.10" style:family="table-cell" style:parent-style-name="Default_20_Style.10">
      <style:text-properties/>
    </style:style>
    <style:style style:name="Academic.11" style:family="table-cell" style:parent-style-name="Default_20_Style.11">
      <style:text-properties/>
    </style:style>
    <style:style style:name="Academic.12" style:family="table-cell" style:parent-style-name="Default_20_Style.12">
      <style:text-properties/>
    </style:style>
    <style:style style:name="Academic.13" style:family="table-cell" style:parent-style-name="Default_20_Style.13">
      <style:text-properties/>
    </style:style>
    <style:style style:name="Academic.14" style:family="table-cell" style:parent-style-name="Default_20_Style.14">
      <style:text-properties/>
    </style:style>
    <style:style style:name="Academic.15" style:family="table-cell" style:parent-style-name="Default_20_Style.15">
      <style:text-properties/>
    </style:style>
    <style:style style:name="Academic.16" style:family="table-cell" style:parent-style-name="Default_20_Style.16">
      <style:text-properties/>
    </style:style>
    <style:style style:name="Box_20_List_20_Blue.1" style:display-name="Box List Blue.1" style:family="table-cell" style:parent-style-name="Default_20_Style.1">
      <style:table-cell-properties fo:background-color="#00599d" fo:border-top="0.74pt solid #00599d"/>
      <style:text-properties fo:color="#ffffff" fo:font-weight="bold"/>
    </style:style>
    <style:style style:name="Box_20_List_20_Blue.2" style:display-name="Box List Blue.2" style:family="table-cell" style:parent-style-name="Default_20_Style.2">
      <style:table-cell-properties fo:background-color="#adc5e7" fo:border-top="0.74pt solid #00599d" fo:border-bottom="0.74pt solid #00599d"/>
      <style:text-properties fo:font-weight="bold"/>
    </style:style>
    <style:style style:name="Box_20_List_20_Blue.3" style:display-name="Box List Blue.3" style:family="table-cell" style:parent-style-name="Default_20_Style.3">
      <style:table-cell-properties fo:border-left="0.74pt solid #00599d"/>
      <style:text-properties/>
    </style:style>
    <style:style style:name="Box_20_List_20_Blue.4" style:display-name="Box List Blue.4" style:family="table-cell" style:parent-style-name="Default_20_Style.4">
      <style:table-cell-properties fo:border-right="0.74pt solid #00599d"/>
      <style:text-properties/>
    </style:style>
    <style:style style:name="Box_20_List_20_Blue.5" style:display-name="Box List Blue.5" style:family="table-cell" style:parent-style-name="Default_20_Style.5">
      <style:text-properties style:font-name="Liberation Sans" fo:font-family="'Liberation Sans'"/>
    </style:style>
    <style:style style:name="Box_20_List_20_Blue.6" style:display-name="Box List Blue.6" style:family="table-cell" style:parent-style-name="Default_20_Style.6">
      <style:text-properties/>
    </style:style>
    <style:style style:name="Box_20_List_20_Blue.7" style:display-name="Box List Blue.7" style:family="table-cell" style:parent-style-name="Default_20_Style.7">
      <style:table-cell-properties fo:background-color="#dddddd"/>
      <style:text-properties/>
    </style:style>
    <style:style style:name="Box_20_List_20_Blue.8" style:display-name="Box List Blue.8" style:family="table-cell" style:parent-style-name="Default_20_Style.8">
      <style:text-properties/>
    </style:style>
    <style:style style:name="Box_20_List_20_Blue.9" style:display-name="Box List Blue.9" style:family="table-cell" style:parent-style-name="Default_20_Style.9">
      <style:text-properties/>
    </style:style>
    <style:style style:name="Box_20_List_20_Blue.10" style:display-name="Box List Blue.10" style:family="table-cell" style:parent-style-name="Default_20_Style.10">
      <style:text-properties/>
    </style:style>
    <style:style style:name="Box_20_List_20_Blue.11" style:display-name="Box List Blue.11" style:family="table-cell" style:parent-style-name="Default_20_Style.11">
      <style:text-properties/>
    </style:style>
    <style:style style:name="Box_20_List_20_Blue.12" style:display-name="Box List Blue.12" style:family="table-cell" style:parent-style-name="Default_20_Style.12">
      <style:text-properties/>
    </style:style>
    <style:style style:name="Box_20_List_20_Blue.13" style:display-name="Box List Blue.13" style:family="table-cell" style:parent-style-name="Default_20_Style.13">
      <style:text-properties/>
    </style:style>
    <style:style style:name="Box_20_List_20_Blue.14" style:display-name="Box List Blue.14" style:family="table-cell" style:parent-style-name="Default_20_Style.14">
      <style:text-properties/>
    </style:style>
    <style:style style:name="Box_20_List_20_Blue.15" style:display-name="Box List Blue.15" style:family="table-cell" style:parent-style-name="Default_20_Style.15">
      <style:text-properties/>
    </style:style>
    <style:style style:name="Box_20_List_20_Blue.16" style:display-name="Box List Blue.16" style:family="table-cell" style:parent-style-name="Default_20_Style.16">
      <style:text-properties/>
    </style:style>
    <style:style style:name="Box_20_List_20_Green.1" style:display-name="Box List Green.1" style:family="table-cell" style:parent-style-name="Default_20_Style.1">
      <style:table-cell-properties fo:background-color="#009353" fo:border-top="0.74pt solid #009353"/>
      <style:text-properties fo:color="#ffffff" fo:font-weight="bold"/>
    </style:style>
    <style:style style:name="Box_20_List_20_Green.2" style:display-name="Box List Green.2" style:family="table-cell" style:parent-style-name="Default_20_Style.2">
      <style:table-cell-properties fo:background-color="#bee3d3" fo:border-top="0.74pt solid #009353" fo:border-bottom="0.74pt solid #009353"/>
      <style:text-properties fo:font-weight="bold"/>
    </style:style>
    <style:style style:name="Box_20_List_20_Green.3" style:display-name="Box List Green.3" style:family="table-cell" style:parent-style-name="Default_20_Style.3">
      <style:table-cell-properties fo:border-left="0.74pt solid #009353"/>
      <style:text-properties/>
    </style:style>
    <style:style style:name="Box_20_List_20_Green.4" style:display-name="Box List Green.4" style:family="table-cell" style:parent-style-name="Default_20_Style.4">
      <style:table-cell-properties fo:border-right="0.74pt solid #009353"/>
      <style:text-properties/>
    </style:style>
    <style:style style:name="Box_20_List_20_Green.5" style:display-name="Box List Green.5" style:family="table-cell" style:parent-style-name="Default_20_Style.5">
      <style:text-properties style:font-name="Liberation Sans" fo:font-family="'Liberation Sans'"/>
    </style:style>
    <style:style style:name="Box_20_List_20_Green.6" style:display-name="Box List Green.6" style:family="table-cell" style:parent-style-name="Default_20_Style.6">
      <style:text-properties/>
    </style:style>
    <style:style style:name="Box_20_List_20_Green.7" style:display-name="Box List Green.7" style:family="table-cell" style:parent-style-name="Default_20_Style.7">
      <style:table-cell-properties fo:background-color="#dddddd"/>
      <style:text-properties/>
    </style:style>
    <style:style style:name="Box_20_List_20_Green.8" style:display-name="Box List Green.8" style:family="table-cell" style:parent-style-name="Default_20_Style.8">
      <style:text-properties/>
    </style:style>
    <style:style style:name="Box_20_List_20_Green.9" style:display-name="Box List Green.9" style:family="table-cell" style:parent-style-name="Default_20_Style.9">
      <style:text-properties/>
    </style:style>
    <style:style style:name="Box_20_List_20_Green.10" style:display-name="Box List Green.10" style:family="table-cell" style:parent-style-name="Default_20_Style.10">
      <style:text-properties/>
    </style:style>
    <style:style style:name="Box_20_List_20_Green.11" style:display-name="Box List Green.11" style:family="table-cell" style:parent-style-name="Default_20_Style.11">
      <style:text-properties/>
    </style:style>
    <style:style style:name="Box_20_List_20_Green.12" style:display-name="Box List Green.12" style:family="table-cell" style:parent-style-name="Default_20_Style.12">
      <style:text-properties/>
    </style:style>
    <style:style style:name="Box_20_List_20_Green.13" style:display-name="Box List Green.13" style:family="table-cell" style:parent-style-name="Default_20_Style.13">
      <style:text-properties/>
    </style:style>
    <style:style style:name="Box_20_List_20_Green.14" style:display-name="Box List Green.14" style:family="table-cell" style:parent-style-name="Default_20_Style.14">
      <style:text-properties/>
    </style:style>
    <style:style style:name="Box_20_List_20_Green.15" style:display-name="Box List Green.15" style:family="table-cell" style:parent-style-name="Default_20_Style.15">
      <style:text-properties/>
    </style:style>
    <style:style style:name="Box_20_List_20_Green.16" style:display-name="Box List Green.16" style:family="table-cell" style:parent-style-name="Default_20_Style.16">
      <style:text-properties/>
    </style:style>
    <style:style style:name="Box_20_List_20_Red.1" style:display-name="Box List Red.1" style:family="table-cell" style:parent-style-name="Default_20_Style.1">
      <style:table-cell-properties fo:background-color="#ce181e" fo:border-top="0.74pt solid #ce181e"/>
      <style:text-properties fo:color="#ffffff" fo:font-weight="bold"/>
    </style:style>
    <style:style style:name="Box_20_List_20_Red.2" style:display-name="Box List Red.2" style:family="table-cell" style:parent-style-name="Default_20_Style.2">
      <style:table-cell-properties fo:background-color="#fcd3c1" fo:border-top="0.74pt solid #ce181e" fo:border-bottom="0.74pt solid #ce181e"/>
      <style:text-properties fo:font-weight="bold"/>
    </style:style>
    <style:style style:name="Box_20_List_20_Red.3" style:display-name="Box List Red.3" style:family="table-cell" style:parent-style-name="Default_20_Style.3">
      <style:table-cell-properties fo:border-left="0.74pt solid #ce181e"/>
      <style:text-properties/>
    </style:style>
    <style:style style:name="Box_20_List_20_Red.4" style:display-name="Box List Red.4" style:family="table-cell" style:parent-style-name="Default_20_Style.4">
      <style:table-cell-properties fo:border-right="0.74pt solid #ce181e"/>
      <style:text-properties/>
    </style:style>
    <style:style style:name="Box_20_List_20_Red.5" style:display-name="Box List Red.5" style:family="table-cell" style:parent-style-name="Default_20_Style.5">
      <style:text-properties style:font-name="Liberation Sans" fo:font-family="'Liberation Sans'"/>
    </style:style>
    <style:style style:name="Box_20_List_20_Red.6" style:display-name="Box List Red.6" style:family="table-cell" style:parent-style-name="Default_20_Style.6">
      <style:text-properties/>
    </style:style>
    <style:style style:name="Box_20_List_20_Red.7" style:display-name="Box List Red.7" style:family="table-cell" style:parent-style-name="Default_20_Style.7">
      <style:table-cell-properties fo:background-color="#dddddd"/>
      <style:text-properties/>
    </style:style>
    <style:style style:name="Box_20_List_20_Red.8" style:display-name="Box List Red.8" style:family="table-cell" style:parent-style-name="Default_20_Style.8">
      <style:text-properties/>
    </style:style>
    <style:style style:name="Box_20_List_20_Red.9" style:display-name="Box List Red.9" style:family="table-cell" style:parent-style-name="Default_20_Style.9">
      <style:text-properties/>
    </style:style>
    <style:style style:name="Box_20_List_20_Red.10" style:display-name="Box List Red.10" style:family="table-cell" style:parent-style-name="Default_20_Style.10">
      <style:text-properties/>
    </style:style>
    <style:style style:name="Box_20_List_20_Red.11" style:display-name="Box List Red.11" style:family="table-cell" style:parent-style-name="Default_20_Style.11">
      <style:text-properties/>
    </style:style>
    <style:style style:name="Box_20_List_20_Red.12" style:display-name="Box List Red.12" style:family="table-cell" style:parent-style-name="Default_20_Style.12">
      <style:text-properties/>
    </style:style>
    <style:style style:name="Box_20_List_20_Red.13" style:display-name="Box List Red.13" style:family="table-cell" style:parent-style-name="Default_20_Style.13">
      <style:text-properties/>
    </style:style>
    <style:style style:name="Box_20_List_20_Red.14" style:display-name="Box List Red.14" style:family="table-cell" style:parent-style-name="Default_20_Style.14">
      <style:text-properties/>
    </style:style>
    <style:style style:name="Box_20_List_20_Red.15" style:display-name="Box List Red.15" style:family="table-cell" style:parent-style-name="Default_20_Style.15">
      <style:text-properties/>
    </style:style>
    <style:style style:name="Box_20_List_20_Red.16" style:display-name="Box List Red.16" style:family="table-cell" style:parent-style-name="Default_20_Style.16">
      <style:text-properties/>
    </style:style>
    <style:style style:name="Box_20_List_20_Yellow.1" style:display-name="Box List Yellow.1" style:family="table-cell" style:parent-style-name="Default_20_Style.1">
      <style:table-cell-properties fo:background-color="#faa61a" fo:border-top="0.74pt solid #faa61a"/>
      <style:text-properties fo:color="#ffffff" fo:font-weight="bold"/>
    </style:style>
    <style:style style:name="Box_20_List_20_Yellow.2" style:display-name="Box List Yellow.2" style:family="table-cell" style:parent-style-name="Default_20_Style.2">
      <style:table-cell-properties fo:background-color="#fffbcc" fo:border-top="0.74pt solid #faa61a" fo:border-bottom="0.74pt solid #faa61a"/>
      <style:text-properties fo:font-weight="bold"/>
    </style:style>
    <style:style style:name="Box_20_List_20_Yellow.3" style:display-name="Box List Yellow.3" style:family="table-cell" style:parent-style-name="Default_20_Style.3">
      <style:table-cell-properties fo:border-left="0.74pt solid #faa61a"/>
      <style:text-properties/>
    </style:style>
    <style:style style:name="Box_20_List_20_Yellow.4" style:display-name="Box List Yellow.4" style:family="table-cell" style:parent-style-name="Default_20_Style.4">
      <style:table-cell-properties fo:border-right="0.74pt solid #faa61a"/>
      <style:text-properties/>
    </style:style>
    <style:style style:name="Box_20_List_20_Yellow.5" style:display-name="Box List Yellow.5" style:family="table-cell" style:parent-style-name="Default_20_Style.5">
      <style:text-properties style:font-name="Liberation Sans" fo:font-family="'Liberation Sans'"/>
    </style:style>
    <style:style style:name="Box_20_List_20_Yellow.6" style:display-name="Box List Yellow.6" style:family="table-cell" style:parent-style-name="Default_20_Style.6">
      <style:text-properties/>
    </style:style>
    <style:style style:name="Box_20_List_20_Yellow.7" style:display-name="Box List Yellow.7" style:family="table-cell" style:parent-style-name="Default_20_Style.7">
      <style:table-cell-properties fo:background-color="#dddddd"/>
      <style:text-properties/>
    </style:style>
    <style:style style:name="Box_20_List_20_Yellow.8" style:display-name="Box List Yellow.8" style:family="table-cell" style:parent-style-name="Default_20_Style.8">
      <style:text-properties/>
    </style:style>
    <style:style style:name="Box_20_List_20_Yellow.9" style:display-name="Box List Yellow.9" style:family="table-cell" style:parent-style-name="Default_20_Style.9">
      <style:text-properties/>
    </style:style>
    <style:style style:name="Box_20_List_20_Yellow.10" style:display-name="Box List Yellow.10" style:family="table-cell" style:parent-style-name="Default_20_Style.10">
      <style:text-properties/>
    </style:style>
    <style:style style:name="Box_20_List_20_Yellow.11" style:display-name="Box List Yellow.11" style:family="table-cell" style:parent-style-name="Default_20_Style.11">
      <style:text-properties/>
    </style:style>
    <style:style style:name="Box_20_List_20_Yellow.12" style:display-name="Box List Yellow.12" style:family="table-cell" style:parent-style-name="Default_20_Style.12">
      <style:text-properties/>
    </style:style>
    <style:style style:name="Box_20_List_20_Yellow.13" style:display-name="Box List Yellow.13" style:family="table-cell" style:parent-style-name="Default_20_Style.13">
      <style:text-properties/>
    </style:style>
    <style:style style:name="Box_20_List_20_Yellow.14" style:display-name="Box List Yellow.14" style:family="table-cell" style:parent-style-name="Default_20_Style.14">
      <style:text-properties/>
    </style:style>
    <style:style style:name="Box_20_List_20_Yellow.15" style:display-name="Box List Yellow.15" style:family="table-cell" style:parent-style-name="Default_20_Style.15">
      <style:text-properties/>
    </style:style>
    <style:style style:name="Box_20_List_20_Yellow.16" style:display-name="Box List Yellow.16" style:family="table-cell" style:parent-style-name="Default_20_Style.16">
      <style:text-properties/>
    </style:style>
    <style:style style:name="Elegant.1" style:family="table-cell" style:parent-style-name="Default_20_Style.1">
      <style:table-cell-properties fo:background-color="#ffffff" fo:border-top="1.5pt solid #000000" fo:border-bottom="0.74pt solid #000000"/>
      <style:text-properties fo:font-weight="bold"/>
    </style:style>
    <style:style style:name="Elegant.2" style:family="table-cell" style:parent-style-name="Default_20_Style.2">
      <style:table-cell-properties fo:background-color="#ffffff" fo:border-bottom="1.5pt solid #000000"/>
      <style:text-properties/>
    </style:style>
    <style:style style:name="Elegant.3" style:family="table-cell" style:parent-style-name="Default_20_Style.3">
      <style:text-properties/>
    </style:style>
    <style:style style:name="Elegant.4" style:family="table-cell" style:parent-style-name="Default_20_Style.4">
      <style:text-properties/>
    </style:style>
    <style:style style:name="Elegant.5" style:family="table-cell" style:parent-style-name="Default_20_Style.5">
      <style:table-cell-properties fo:background-color="#eeeeee" fo:border-bottom="0.51pt solid #999999"/>
      <style:text-properties style:font-name="Liberation Sans" fo:font-family="'Liberation Sans'"/>
    </style:style>
    <style:style style:name="Elegant.6" style:family="table-cell" style:parent-style-name="Default_20_Style.6">
      <style:text-properties/>
    </style:style>
    <style:style style:name="Elegant.7" style:family="table-cell" style:parent-style-name="Default_20_Style.7">
      <style:text-properties/>
    </style:style>
    <style:style style:name="Elegant.8" style:family="table-cell" style:parent-style-name="Default_20_Style.8">
      <style:text-properties/>
    </style:style>
    <style:style style:name="Elegant.9" style:family="table-cell" style:parent-style-name="Default_20_Style.9">
      <style:text-properties/>
    </style:style>
    <style:style style:name="Elegant.10" style:family="table-cell" style:parent-style-name="Default_20_Style.10">
      <style:text-properties/>
    </style:style>
    <style:style style:name="Elegant.11" style:family="table-cell" style:parent-style-name="Default_20_Style.11">
      <style:text-properties/>
    </style:style>
    <style:style style:name="Elegant.12" style:family="table-cell" style:parent-style-name="Default_20_Style.12">
      <style:text-properties/>
    </style:style>
    <style:style style:name="Elegant.13" style:family="table-cell" style:parent-style-name="Default_20_Style.13">
      <style:text-properties/>
    </style:style>
    <style:style style:name="Elegant.14" style:family="table-cell" style:parent-style-name="Default_20_Style.14">
      <style:text-properties/>
    </style:style>
    <style:style style:name="Elegant.15" style:family="table-cell" style:parent-style-name="Default_20_Style.15">
      <style:text-properties/>
    </style:style>
    <style:style style:name="Elegant.16" style:family="table-cell" style:parent-style-name="Default_20_Style.16">
      <style:text-properties/>
    </style:style>
    <style:style style:name="Financial.1" style:family="table-cell" style:parent-style-name="Default_20_Style.1">
      <style:table-cell-properties fo:background-color="#cccccc" fo:border-top="0.74pt solid #000000"/>
      <style:text-properties/>
    </style:style>
    <style:style style:name="Financial.2" style:family="table-cell" style:parent-style-name="Default_20_Style.2">
      <style:table-cell-properties fo:border-top="1.5pt double-thin #000000" fo:border-bottom="0.74pt solid #000000"/>
      <style:text-properties fo:font-weight="bold"/>
    </style:style>
    <style:style style:name="Financial.3" style:family="table-cell" style:parent-style-name="Default_20_Style.3">
      <style:table-cell-properties fo:border-left="0.74pt solid #000000"/>
      <style:text-properties/>
    </style:style>
    <style:style style:name="Financial.4" style:family="table-cell" style:parent-style-name="Default_20_Style.4">
      <style:table-cell-properties fo:border-right="0.74pt solid #000000"/>
      <style:text-properties/>
    </style:style>
    <style:style style:name="Financial.5" style:family="table-cell" style:parent-style-name="Default_20_Style.5">
      <style:table-cell-properties fo:border-left="0.51pt solid #b2b2b2" fo:border-right="0.51pt solid #b2b2b2" fo:border-top="0.51pt solid #b2b2b2" fo:border-bottom="0.51pt solid #b2b2b2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parent-style-name="Default_20_Style.6">
      <style:text-properties/>
    </style:style>
    <style:style style:name="Financial.7" style:family="table-cell" style:parent-style-name="Default_20_Style.7">
      <style:text-properties/>
    </style:style>
    <style:style style:name="Financial.8" style:family="table-cell" style:parent-style-name="Default_20_Style.8">
      <style:text-properties/>
    </style:style>
    <style:style style:name="Financial.9" style:family="table-cell" style:parent-style-name="Default_20_Style.9">
      <style:text-properties/>
    </style:style>
    <style:style style:name="Financial.10" style:family="table-cell" style:parent-style-name="Default_20_Style.10">
      <style:text-properties/>
    </style:style>
    <style:style style:name="Financial.11" style:family="table-cell" style:parent-style-name="Default_20_Style.11">
      <style:text-properties/>
    </style:style>
    <style:style style:name="Financial.12" style:family="table-cell" style:parent-style-name="Default_20_Style.12">
      <style:text-properties/>
    </style:style>
    <style:style style:name="Financial.13" style:family="table-cell" style:parent-style-name="Default_20_Style.13">
      <style:text-properties/>
    </style:style>
    <style:style style:name="Financial.14" style:family="table-cell" style:parent-style-name="Default_20_Style.14">
      <style:text-properties/>
    </style:style>
    <style:style style:name="Financial.15" style:family="table-cell" style:parent-style-name="Default_20_Style.15">
      <style:text-properties/>
    </style:style>
    <style:style style:name="Financial.16" style:family="table-cell" style:parent-style-name="Default_20_Style.16">
      <style:text-properties/>
    </style:style>
    <style:style style:name="Simple_20_Grid_20_Columns.1" style:display-name="Simple Grid Columns.1" style:family="table-cell" style:parent-style-name="Default_20_Style.1">
      <style:table-cell-properties fo:background-color="#b2b2b2"/>
      <style:text-properties/>
    </style:style>
    <style:style style:name="Simple_20_Grid_20_Columns.2" style:display-name="Simple Grid Columns.2" style:family="table-cell" style:parent-style-name="Default_20_Style.2">
      <style:text-properties/>
    </style:style>
    <style:style style:name="Simple_20_Grid_20_Columns.3" style:display-name="Simple Grid Columns.3" style:family="table-cell" style:parent-style-name="Default_20_Style.3">
      <style:table-cell-properties fo:background-color="#ffffff"/>
      <style:text-properties/>
    </style:style>
    <style:style style:name="Simple_20_Grid_20_Columns.4" style:display-name="Simple Grid Columns.4" style:family="table-cell" style:parent-style-name="Default_20_Style.4">
      <style:table-cell-properties fo:background-color="#ffffff"/>
      <style:text-properties/>
    </style:style>
    <style:style style:name="Simple_20_Grid_20_Columns.5" style:display-name="Simple Grid Columns.5" style:family="table-cell" style:parent-style-name="Default_20_Style.5">
      <style:table-cell-properties fo:border-left="0.51pt solid #666666" fo:border-right="0.51pt solid #666666" fo:border-top="0.51pt solid #666666" fo:border-bottom="0.51pt solid #666666"/>
      <style:text-properties style:font-name="Liberation Sans" fo:font-family="'Liberation Sans'"/>
    </style:style>
    <style:style style:name="Simple_20_Grid_20_Columns.6" style:display-name="Simple Grid Columns.6" style:family="table-cell" style:parent-style-name="Default_20_Style.6">
      <style:text-properties/>
    </style:style>
    <style:style style:name="Simple_20_Grid_20_Columns.7" style:display-name="Simple Grid Columns.7" style:family="table-cell" style:parent-style-name="Default_20_Style.7">
      <style:text-properties/>
    </style:style>
    <style:style style:name="Simple_20_Grid_20_Columns.8" style:display-name="Simple Grid Columns.8" style:family="table-cell" style:parent-style-name="Default_20_Style.8">
      <style:table-cell-properties fo:background-color="#eeeeee"/>
      <style:text-properties/>
    </style:style>
    <style:style style:name="Simple_20_Grid_20_Columns.9" style:display-name="Simple Grid Columns.9" style:family="table-cell" style:parent-style-name="Default_20_Style.9">
      <style:text-properties/>
    </style:style>
    <style:style style:name="Simple_20_Grid_20_Columns.10" style:display-name="Simple Grid Columns.10" style:family="table-cell" style:parent-style-name="Default_20_Style.10">
      <style:text-properties/>
    </style:style>
    <style:style style:name="Simple_20_Grid_20_Columns.11" style:display-name="Simple Grid Columns.11" style:family="table-cell" style:parent-style-name="Default_20_Style.11">
      <style:text-properties/>
    </style:style>
    <style:style style:name="Simple_20_Grid_20_Columns.12" style:display-name="Simple Grid Columns.12" style:family="table-cell" style:parent-style-name="Default_20_Style.12">
      <style:text-properties/>
    </style:style>
    <style:style style:name="Simple_20_Grid_20_Columns.13" style:display-name="Simple Grid Columns.13" style:family="table-cell" style:parent-style-name="Default_20_Style.13">
      <style:text-properties/>
    </style:style>
    <style:style style:name="Simple_20_Grid_20_Columns.14" style:display-name="Simple Grid Columns.14" style:family="table-cell" style:parent-style-name="Default_20_Style.14">
      <style:text-properties/>
    </style:style>
    <style:style style:name="Simple_20_Grid_20_Columns.15" style:display-name="Simple Grid Columns.15" style:family="table-cell" style:parent-style-name="Default_20_Style.15">
      <style:text-properties/>
    </style:style>
    <style:style style:name="Simple_20_Grid_20_Columns.16" style:display-name="Simple Grid Columns.16" style:family="table-cell" style:parent-style-name="Default_20_Style.16">
      <style:text-properties/>
    </style:style>
    <style:style style:name="Simple_20_Grid_20_Rows.1" style:display-name="Simple Grid Rows.1" style:family="table-cell" style:parent-style-name="Default_20_Style.1">
      <style:table-cell-properties fo:background-color="#b2b2b2"/>
      <style:text-properties/>
    </style:style>
    <style:style style:name="Simple_20_Grid_20_Rows.2" style:display-name="Simple Grid Rows.2" style:family="table-cell" style:parent-style-name="Default_20_Style.2">
      <style:table-cell-properties fo:background-color="#eeeeee"/>
      <style:text-properties/>
    </style:style>
    <style:style style:name="Simple_20_Grid_20_Rows.3" style:display-name="Simple Grid Rows.3" style:family="table-cell" style:parent-style-name="Default_20_Style.3">
      <style:text-properties/>
    </style:style>
    <style:style style:name="Simple_20_Grid_20_Rows.4" style:display-name="Simple Grid Rows.4" style:family="table-cell" style:parent-style-name="Default_20_Style.4">
      <style:text-properties/>
    </style:style>
    <style:style style:name="Simple_20_Grid_20_Rows.5" style:display-name="Simple Grid Rows.5" style:family="table-cell" style:parent-style-name="Default_20_Style.5">
      <style:table-cell-properties fo:border-left="0.51pt solid #666666" fo:border-right="0.51pt solid #666666" fo:border-top="0.51pt solid #666666" fo:border-bottom="0.51pt solid #666666"/>
      <style:text-properties style:font-name="Liberation Sans" fo:font-family="'Liberation Sans'"/>
    </style:style>
    <style:style style:name="Simple_20_Grid_20_Rows.6" style:display-name="Simple Grid Rows.6" style:family="table-cell" style:parent-style-name="Default_20_Style.6">
      <style:text-properties/>
    </style:style>
    <style:style style:name="Simple_20_Grid_20_Rows.7" style:display-name="Simple Grid Rows.7" style:family="table-cell" style:parent-style-name="Default_20_Style.7">
      <style:table-cell-properties fo:background-color="#eeeeee"/>
      <style:text-properties/>
    </style:style>
    <style:style style:name="Simple_20_Grid_20_Rows.8" style:display-name="Simple Grid Rows.8" style:family="table-cell" style:parent-style-name="Default_20_Style.8">
      <style:text-properties/>
    </style:style>
    <style:style style:name="Simple_20_Grid_20_Rows.9" style:display-name="Simple Grid Rows.9" style:family="table-cell" style:parent-style-name="Default_20_Style.9">
      <style:text-properties/>
    </style:style>
    <style:style style:name="Simple_20_Grid_20_Rows.10" style:display-name="Simple Grid Rows.10" style:family="table-cell" style:parent-style-name="Default_20_Style.10">
      <style:text-properties/>
    </style:style>
    <style:style style:name="Simple_20_Grid_20_Rows.11" style:display-name="Simple Grid Rows.11" style:family="table-cell" style:parent-style-name="Default_20_Style.11">
      <style:text-properties/>
    </style:style>
    <style:style style:name="Simple_20_Grid_20_Rows.12" style:display-name="Simple Grid Rows.12" style:family="table-cell" style:parent-style-name="Default_20_Style.12">
      <style:text-properties/>
    </style:style>
    <style:style style:name="Simple_20_Grid_20_Rows.13" style:display-name="Simple Grid Rows.13" style:family="table-cell" style:parent-style-name="Default_20_Style.13">
      <style:text-properties/>
    </style:style>
    <style:style style:name="Simple_20_Grid_20_Rows.14" style:display-name="Simple Grid Rows.14" style:family="table-cell" style:parent-style-name="Default_20_Style.14">
      <style:text-properties/>
    </style:style>
    <style:style style:name="Simple_20_Grid_20_Rows.15" style:display-name="Simple Grid Rows.15" style:family="table-cell" style:parent-style-name="Default_20_Style.15">
      <style:text-properties/>
    </style:style>
    <style:style style:name="Simple_20_Grid_20_Rows.16" style:display-name="Simple Grid Rows.16" style:family="table-cell" style:parent-style-name="Default_20_Style.16">
      <style:text-properties/>
    </style:style>
    <style:style style:name="Simple_20_List_20_Shaded.1" style:display-name="Simple List Shaded.1" style:family="table-cell" style:parent-style-name="Default_20_Style.1">
      <style:table-cell-properties fo:background-color="#000000"/>
      <style:text-properties fo:color="#ffffff" fo:font-weight="bold"/>
    </style:style>
    <style:style style:name="Simple_20_List_20_Shaded.2" style:display-name="Simple List Shaded.2" style:family="table-cell" style:parent-style-name="Default_20_Style.2">
      <style:table-cell-properties fo:background-color="#ffffff" fo:border-bottom="0.74pt solid #000000"/>
      <style:text-properties/>
    </style:style>
    <style:style style:name="Simple_20_List_20_Shaded.3" style:display-name="Simple List Shaded.3" style:family="table-cell" style:parent-style-name="Default_20_Style.3">
      <style:text-properties/>
    </style:style>
    <style:style style:name="Simple_20_List_20_Shaded.4" style:display-name="Simple List Shaded.4" style:family="table-cell" style:parent-style-name="Default_20_Style.4">
      <style:text-properties/>
    </style:style>
    <style:style style:name="Simple_20_List_20_Shaded.5" style:display-name="Simple List Shaded.5" style:family="table-cell" style:parent-style-name="Default_20_Style.5">
      <style:text-properties/>
    </style:style>
    <style:style style:name="Simple_20_List_20_Shaded.6" style:display-name="Simple List Shaded.6" style:family="table-cell" style:parent-style-name="Default_20_Style.6">
      <style:text-properties/>
    </style:style>
    <style:style style:name="Simple_20_List_20_Shaded.7" style:display-name="Simple List Shaded.7" style:family="table-cell" style:parent-style-name="Default_20_Style.7">
      <style:table-cell-properties fo:background-color="#cccccc"/>
      <style:text-properties/>
    </style:style>
    <style:style style:name="Simple_20_List_20_Shaded.8" style:display-name="Simple List Shaded.8" style:family="table-cell" style:parent-style-name="Default_20_Style.8">
      <style:text-properties/>
    </style:style>
    <style:style style:name="Simple_20_List_20_Shaded.9" style:display-name="Simple List Shaded.9" style:family="table-cell" style:parent-style-name="Default_20_Style.9">
      <style:text-properties/>
    </style:style>
    <style:style style:name="Simple_20_List_20_Shaded.10" style:display-name="Simple List Shaded.10" style:family="table-cell" style:parent-style-name="Default_20_Style.10">
      <style:text-properties/>
    </style:style>
    <style:style style:name="Simple_20_List_20_Shaded.11" style:display-name="Simple List Shaded.11" style:family="table-cell" style:parent-style-name="Default_20_Style.11">
      <style:text-properties/>
    </style:style>
    <style:style style:name="Simple_20_List_20_Shaded.12" style:display-name="Simple List Shaded.12" style:family="table-cell" style:parent-style-name="Default_20_Style.12">
      <style:text-properties/>
    </style:style>
    <style:style style:name="Simple_20_List_20_Shaded.13" style:display-name="Simple List Shaded.13" style:family="table-cell" style:parent-style-name="Default_20_Style.13">
      <style:text-properties/>
    </style:style>
    <style:style style:name="Simple_20_List_20_Shaded.14" style:display-name="Simple List Shaded.14" style:family="table-cell" style:parent-style-name="Default_20_Style.14">
      <style:text-properties/>
    </style:style>
    <style:style style:name="Simple_20_List_20_Shaded.15" style:display-name="Simple List Shaded.15" style:family="table-cell" style:parent-style-name="Default_20_Style.15">
      <style:text-properties/>
    </style:style>
    <style:style style:name="Simple_20_List_20_Shaded.16" style:display-name="Simple List Shaded.16" style:family="table-cell" style:parent-style-name="Default_20_Style.16"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5"/>
      <table:even-rows table:style-name="Default_20_Style.6"/>
      <table:odd-rows table:style-name="Default_20_Style.7"/>
      <table:even-columns table:style-name="Default_20_Style.8"/>
      <table:odd-columns table:style-name="Default_20_Style.9"/>
      <table:background table:style-name="Default_20_Style.10"/>
      <loext:first-row-even-column table:style-name="Default_20_Style.11"/>
      <loext:last-row-even-column table:style-name="Default_20_Style.12"/>
      <loext:first-row-end-column table:style-name="Default_20_Style.13"/>
      <loext:first-row-start-column table:style-name="Default_20_Style.14"/>
      <loext:last-row-end-column table:style-name="Default_20_Style.15"/>
      <loext:last-row-start-column table:style-name="Default_20_Style.16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5"/>
      <table:even-rows table:style-name="Academic.6"/>
      <table:odd-rows table:style-name="Academic.7"/>
      <table:even-columns table:style-name="Academic.8"/>
      <table:odd-columns table:style-name="Academic.9"/>
      <table:background table:style-name="Academic.10"/>
      <loext:first-row-even-column table:style-name="Academic.11"/>
      <loext:last-row-even-column table:style-name="Academic.12"/>
      <loext:first-row-end-column table:style-name="Academic.13"/>
      <loext:first-row-start-column table:style-name="Academic.14"/>
      <loext:last-row-end-column table:style-name="Academic.15"/>
      <loext:last-row-start-column table:style-name="Academic.16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5"/>
      <table:even-rows table:style-name="Box_20_List_20_Blue.6"/>
      <table:odd-rows table:style-name="Box_20_List_20_Blue.7"/>
      <table:even-columns table:style-name="Box_20_List_20_Blue.8"/>
      <table:odd-columns table:style-name="Box_20_List_20_Blue.9"/>
      <table:background table:style-name="Box_20_List_20_Blue.10"/>
      <loext:first-row-even-column table:style-name="Box_20_List_20_Blue.11"/>
      <loext:last-row-even-column table:style-name="Box_20_List_20_Blue.12"/>
      <loext:first-row-end-column table:style-name="Box_20_List_20_Blue.13"/>
      <loext:first-row-start-column table:style-name="Box_20_List_20_Blue.14"/>
      <loext:last-row-end-column table:style-name="Box_20_List_20_Blue.15"/>
      <loext:last-row-start-column table:style-name="Box_20_List_20_Blue.16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5"/>
      <table:even-rows table:style-name="Box_20_List_20_Green.6"/>
      <table:odd-rows table:style-name="Box_20_List_20_Green.7"/>
      <table:even-columns table:style-name="Box_20_List_20_Green.8"/>
      <table:odd-columns table:style-name="Box_20_List_20_Green.9"/>
      <table:background table:style-name="Box_20_List_20_Green.10"/>
      <loext:first-row-even-column table:style-name="Box_20_List_20_Green.11"/>
      <loext:last-row-even-column table:style-name="Box_20_List_20_Green.12"/>
      <loext:first-row-end-column table:style-name="Box_20_List_20_Green.13"/>
      <loext:first-row-start-column table:style-name="Box_20_List_20_Green.14"/>
      <loext:last-row-end-column table:style-name="Box_20_List_20_Green.15"/>
      <loext:last-row-start-column table:style-name="Box_20_List_20_Green.16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5"/>
      <table:even-rows table:style-name="Box_20_List_20_Red.6"/>
      <table:odd-rows table:style-name="Box_20_List_20_Red.7"/>
      <table:even-columns table:style-name="Box_20_List_20_Red.8"/>
      <table:odd-columns table:style-name="Box_20_List_20_Red.9"/>
      <table:background table:style-name="Box_20_List_20_Red.10"/>
      <loext:first-row-even-column table:style-name="Box_20_List_20_Red.11"/>
      <loext:last-row-even-column table:style-name="Box_20_List_20_Red.12"/>
      <loext:first-row-end-column table:style-name="Box_20_List_20_Red.13"/>
      <loext:first-row-start-column table:style-name="Box_20_List_20_Red.14"/>
      <loext:last-row-end-column table:style-name="Box_20_List_20_Red.15"/>
      <loext:last-row-start-column table:style-name="Box_20_List_20_Red.16"/>
    </table:table-templat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5"/>
      <table:even-rows table:style-name="Box_20_List_20_Yellow.6"/>
      <table:odd-rows table:style-name="Box_20_List_20_Yellow.7"/>
      <table:even-columns table:style-name="Box_20_List_20_Yellow.8"/>
      <table:odd-columns table:style-name="Box_20_List_20_Yellow.9"/>
      <table:background table:style-name="Box_20_List_20_Yellow.10"/>
      <loext:first-row-even-column table:style-name="Box_20_List_20_Yellow.11"/>
      <loext:last-row-even-column table:style-name="Box_20_List_20_Yellow.12"/>
      <loext:first-row-end-column table:style-name="Box_20_List_20_Yellow.13"/>
      <loext:first-row-start-column table:style-name="Box_20_List_20_Yellow.14"/>
      <loext:last-row-end-column table:style-name="Box_20_List_20_Yellow.15"/>
      <loext:last-row-start-column table:style-name="Box_20_List_20_Yellow.16"/>
    </table:table-templat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5"/>
      <table:even-rows table:style-name="Elegant.6"/>
      <table:odd-rows table:style-name="Elegant.7"/>
      <table:even-columns table:style-name="Elegant.8"/>
      <table:odd-columns table:style-name="Elegant.9"/>
      <table:background table:style-name="Elegant.10"/>
      <loext:first-row-even-column table:style-name="Elegant.11"/>
      <loext:last-row-even-column table:style-name="Elegant.12"/>
      <loext:first-row-end-column table:style-name="Elegant.13"/>
      <loext:first-row-start-column table:style-name="Elegant.14"/>
      <loext:last-row-end-column table:style-name="Elegant.15"/>
      <loext:last-row-start-column table:style-name="Elegant.16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5"/>
      <table:even-rows table:style-name="Financial.6"/>
      <table:odd-rows table:style-name="Financial.7"/>
      <table:even-columns table:style-name="Financial.8"/>
      <table:odd-columns table:style-name="Financial.9"/>
      <table:background table:style-name="Financial.10"/>
      <loext:first-row-even-column table:style-name="Financial.11"/>
      <loext:last-row-even-column table:style-name="Financial.12"/>
      <loext:first-row-end-column table:style-name="Financial.13"/>
      <loext:first-row-start-column table:style-name="Financial.14"/>
      <loext:last-row-end-column table:style-name="Financial.15"/>
      <loext:last-row-start-column table:style-name="Financial.16"/>
    </table:table-template>
    <table:table-template table:name="Simple Grid Columns" table:first-row-end-column="row" table:first-row-start-column="row" table:last-row-end-column="column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5"/>
      <table:even-rows table:style-name="Simple_20_Grid_20_Columns.6"/>
      <table:odd-rows table:style-name="Simple_20_Grid_20_Columns.7"/>
      <table:even-columns table:style-name="Simple_20_Grid_20_Columns.8"/>
      <table:odd-columns table:style-name="Simple_20_Grid_20_Columns.9"/>
      <table:background table:style-name="Simple_20_Grid_20_Columns.10"/>
      <loext:first-row-even-column table:style-name="Simple_20_Grid_20_Columns.11"/>
      <loext:last-row-even-column table:style-name="Simple_20_Grid_20_Columns.12"/>
      <loext:first-row-end-column table:style-name="Simple_20_Grid_20_Columns.13"/>
      <loext:first-row-start-column table:style-name="Simple_20_Grid_20_Columns.14"/>
      <loext:last-row-end-column table:style-name="Simple_20_Grid_20_Columns.15"/>
      <loext:last-row-start-column table:style-name="Simple_20_Grid_20_Columns.16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5"/>
      <table:even-rows table:style-name="Simple_20_Grid_20_Rows.6"/>
      <table:odd-rows table:style-name="Simple_20_Grid_20_Rows.7"/>
      <table:even-columns table:style-name="Simple_20_Grid_20_Rows.8"/>
      <table:odd-columns table:style-name="Simple_20_Grid_20_Rows.9"/>
      <table:background table:style-name="Simple_20_Grid_20_Rows.10"/>
      <loext:first-row-even-column table:style-name="Simple_20_Grid_20_Rows.11"/>
      <loext:last-row-even-column table:style-name="Simple_20_Grid_20_Rows.12"/>
      <loext:first-row-end-column table:style-name="Simple_20_Grid_20_Rows.13"/>
      <loext:first-row-start-column table:style-name="Simple_20_Grid_20_Rows.14"/>
      <loext:last-row-end-column table:style-name="Simple_20_Grid_20_Rows.15"/>
      <loext:last-row-start-column table:style-name="Simple_20_Grid_20_Rows.16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5"/>
      <table:even-rows table:style-name="Simple_20_List_20_Shaded.6"/>
      <table:odd-rows table:style-name="Simple_20_List_20_Shaded.7"/>
      <table:even-columns table:style-name="Simple_20_List_20_Shaded.8"/>
      <table:odd-columns table:style-name="Simple_20_List_20_Shaded.9"/>
      <table:background table:style-name="Simple_20_List_20_Shaded.10"/>
      <loext:first-row-even-column table:style-name="Simple_20_List_20_Shaded.11"/>
      <loext:last-row-even-column table:style-name="Simple_20_List_20_Shaded.12"/>
      <loext:first-row-end-column table:style-name="Simple_20_List_20_Shaded.13"/>
      <loext:first-row-start-column table:style-name="Simple_20_List_20_Shaded.14"/>
      <loext:last-row-end-column table:style-name="Simple_20_List_20_Shaded.15"/>
      <loext:last-row-start-column table:style-name="Simple_20_List_20_Shaded.16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4-29T00:30:27.360245583</meta:creation-date>
    <dc:date>2026-02-12T11:22:36.552893347</dc:date>
    <meta:editing-duration>PT1M30S</meta:editing-duration>
    <meta:editing-cycles>2</meta:editing-cycles>
    <meta:generator>LibreOfficeDev/26.8.0.0.alpha0$Linux_X86_64 LibreOffice_project/e7f1f44afa1fcb4a84837ea07bdf5ff30c20330d</meta:generator>
    <meta:document-statistic meta:table-count="0" meta:image-count="0" meta:object-count="0" meta:page-count="1" meta:paragraph-count="1" meta:word-count="4" meta:character-count="7" meta:non-whitespace-character-count="4"/>
  </office:meta>
</office:document-meta>
</file>